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itNode.doWait( QueuedSync syn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aitNode.get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Node.Wai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Node.signal( QueuedSync syn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aitNode.doTimedWait( QueuedSync sync , long nano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